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table-cell/>
          <table:table-cell office:value-type="string" calcext:value-type="string">
            <text:p>v0.13 (2020-10-02)</text:p>
          </table:table-cell>
          <table:table-cell office:value-type="string" calcext:value-type="string">
            <text:p>Rebranding to TSFCS; new Star calculator: Stellar evolution; new Satellite calculator: Lunar habitability</text:p>
          </table:table-cell>
          <table:table-cell table:number-columns-repeated="61"/>
        </table:table-row>
        <table:table-row table:style-name="ro4" table:number-rows-repeated="1048524">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0">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row>
        <table:table-row table:style-name="ro8">
          <table:table-cell/>
          <table:table-cell table:style-name="Calc"/>
          <table:table-cell table:style-name="ce12"/>
          <table:table-cell table:style-name="Calc"/>
          <table:table-cell table:style-name="InterimResult"/>
          <table:table-cell table:number-columns-repeated="59"/>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office:value-type="string" calcext:value-type="string">
            <text:p>L☉</text:p>
          </table:table-cell>
          <table:table-cell table:style-name="InterimResult" table:formula="of:=IF([.C69] &gt; [.E73]; &quot;&lt; 1&quot;; 1 + (10^-10) * ([.C68]^2.5) * [.C69])" office:value-type="float" office:value="1.5" calcext:value-type="float">
            <text:p>1,5</text:p>
          </table:table-cell>
          <table:table-cell table:number-columns-repeated="59"/>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9] &lt;= [.E73];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 &quot;; AirDensity)" office:value-type="string" office:string-value="kg/m³; air = 1,225" calcext:value-type="string">
            <text:p>kg/m³; air =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Because real-world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93];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93]))"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94];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94]))"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95]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95]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00] &gt;= 1000; FIXED([.G100]; 0); ROUND([.G100]; 3))" office:value-type="float" office:value="0.953" calcext:value-type="float">
            <text:p>0,953</text:p>
          </table:table-cell>
          <table:table-cell table:style-name="Calc" office:value-type="string" calcext:value-type="string">
            <text:p>AU to</text:p>
          </table:table-cell>
          <table:table-cell table:style-name="CalcResult" table:formula="of:=IF([.G101] &gt;= 1000; FIXED([.G101]; 0); ROUND([.G101]; 3))" office:value-type="float" office:value="1.374" calcext:value-type="float">
            <text:p>1,374</text:p>
          </table:table-cell>
          <table:table-cell table:style-name="Calc" office:value-type="string" calcext:value-type="string">
            <text:p>AU</text:p>
          </table:table-cell>
          <table:table-cell table:style-name="InterimResult" table:formula="of:=SQRT(([.C93] + [.C94])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00]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0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93] + [.C94])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03] &gt;= 1000; FIXED([.G103]; 0); ROUND([.G103]; 3))" office:value-type="float" office:value="0.842" calcext:value-type="float">
            <text:p>0,842</text:p>
          </table:table-cell>
          <table:table-cell table:style-name="Calc" office:value-type="string" calcext:value-type="string">
            <text:p>AU or</text:p>
          </table:table-cell>
          <table:table-cell table:style-name="CalcResult" table:formula="of:=FIXED([.G103]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93] + [.C94])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04] &gt;= 1000; FIXED([.G104]; 0); ROUND([.G104]; 3))" office:value-type="float" office:value="0.95" calcext:value-type="float">
            <text:p>0,95</text:p>
          </table:table-cell>
          <table:table-cell table:style-name="Calc" office:value-type="string" calcext:value-type="string">
            <text:p>AU or</text:p>
          </table:table-cell>
          <table:table-cell table:style-name="CalcResult" table:formula="of:=FIXED([.G104]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93] + [.C94])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05] &gt;= 1000; FIXED([.G105]; 0); ROUND([.G105]; 3))" office:value-type="float" office:value="1.374" calcext:value-type="float">
            <text:p>1,374</text:p>
          </table:table-cell>
          <table:table-cell table:style-name="Calc" office:value-type="string" calcext:value-type="string">
            <text:p>AU or</text:p>
          </table:table-cell>
          <table:table-cell table:style-name="CalcResult" table:formula="of:=FIXED([.G10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93] + [.C94])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06] &gt;= 1000; FIXED([.G106]; 0); ROUND([.G106]; 3))" office:value-type="float" office:value="1.676" calcext:value-type="float">
            <text:p>1,676</text:p>
          </table:table-cell>
          <table:table-cell table:style-name="Calc" office:value-type="string" calcext:value-type="string">
            <text:p>AU or</text:p>
          </table:table-cell>
          <table:table-cell table:style-name="CalcResult" table:formula="of:=FIXED([.G106]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93] + [.C94])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09]; 0)" office:value-type="string" office:string-value="1.361" calcext:value-type="string">
            <text:p>1.361</text:p>
          </table:table-cell>
          <table:table-cell table:style-name="Calc" office:value-type="string" calcext:value-type="string">
            <text:p>W/m² or</text:p>
          </table:table-cell>
          <table:table-cell table:style-name="CalcResult" table:formula="of:=ROUND([.G109]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93] + [.C94]) * (1 / [.C95])^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10]; 1)" office:value-type="string" office:string-value="254,0" calcext:value-type="string">
            <text:p>254,0</text:p>
          </table:table-cell>
          <table:table-cell table:style-name="Calc" office:value-type="string" calcext:value-type="string">
            <text:p>K or</text:p>
          </table:table-cell>
          <table:table-cell table:style-name="CalcResult" table:formula="of:=FIXED([.G110] + AbsoluteZero; 1)" office:value-type="string" office:string-value="-19,1" calcext:value-type="string">
            <text:p>-19,1</text:p>
          </table:table-cell>
          <table:table-cell table:style-name="Calc" office:value-type="string" calcext:value-type="string">
            <text:p>°C</text:p>
          </table:table-cell>
          <table:table-cell table:style-name="InterimResult" table:formula="of:=(((1 - [.C96]) * (LuminositySun * ([.C93] + [.C94]))) / (16 * PI() * ([.C95]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11]; 1)" office:value-type="string" office:string-value="287,5" calcext:value-type="string">
            <text:p>287,5</text:p>
          </table:table-cell>
          <table:table-cell table:style-name="Calc" office:value-type="string" calcext:value-type="string">
            <text:p>K or</text:p>
          </table:table-cell>
          <table:table-cell table:style-name="CalcResult" table:formula="of:=FIXED([.G111] + AbsoluteZero; 1)" office:value-type="string" office:string-value="14,3" calcext:value-type="string">
            <text:p>14,3</text:p>
          </table:table-cell>
          <table:table-cell table:style-name="Calc" office:value-type="string" calcext:value-type="string">
            <text:p>°C</text:p>
          </table:table-cell>
          <table:table-cell table:style-name="InterimResult" table:formula="of:=[.G110] * (1 / (1 - ([.C97]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14] &lt; 10; ROUND([.H114]; 4); [.H114] &lt; 100; ROUND([.H114]; 2); [.H114] &gt;= 100; FIXED([.H114];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14] &lt; 10; ROUND([.I114]; 4); [.I114] &lt; 100; ROUND([.I114]; 2); [.I114] &gt;= 100; FIXED([.I114];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93] + [.C94]) / [.C95]^2" office:value-type="float" office:value="1" calcext:value-type="float">
            <text:p>1</text:p>
          </table:table-cell>
          <table:table-cell table:style-name="InterimResult" table:formula="of:=[.G114] * (IllumDirectSun / IllumFullMoon)" office:value-type="float" office:value="400000" calcext:value-type="float">
            <text:p>400000</text:p>
          </table:table-cell>
          <table:table-cell table:style-name="InterimResult" table:formula="of:=[.G114]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15] &lt; 10; ROUND([.H115]; 4); [.H115] &lt; 100; ROUND([.H115]; 2); [.H115] &gt;= 100; FIXED([.H115];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15] &lt; 10; ROUND([.I115]; 4); [.I115] &lt; 100; ROUND([.I115]; 2); [.I115] &gt;= 100; FIXED([.I115];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14] * (IllumDirectSun / IllumSunset)" office:value-type="float" office:value="250" calcext:value-type="float">
            <text:p>250</text:p>
          </table:table-cell>
          <table:table-cell table:style-name="InterimResult" table:formula="of:=[.G114]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14] &lt; 10; ROUND([.G114]; 4); [.G114] &lt; 100; ROUND([.G114]; 2); [.G114] &gt;= 100; FIXED([.G114]; 0))" office:value-type="float" office:value="1" calcext:value-type="float">
            <text:p>1</text:p>
          </table:table-cell>
          <table:table-cell table:style-name="Calc" office:value-type="string" calcext:value-type="string">
            <text:p>× direct sun or</text:p>
          </table:table-cell>
          <table:table-cell table:style-name="CalcResult" table:formula="of:=FIXED([.G116];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14])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34];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30]^2 * ([.C131]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35] &gt;= 1000; FIXED([.E135]; 0); ROUND([.E135]; 1))" office:value-type="float" office:value="40.6" calcext:value-type="float">
            <text:p>40,6</text:p>
          </table:table-cell>
          <table:table-cell table:style-name="Calc" office:value-type="string" calcext:value-type="string">
            <text:p>/km²</text:p>
          </table:table-cell>
          <table:table-cell table:style-name="InterimResult" table:formula="of:=([.C132] * 1000000) / [.E134]"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43]; 0)" office:value-type="string" office:string-value="2.000" calcext:value-type="string">
            <text:p>2.000</text:p>
          </table:table-cell>
          <table:table-cell table:style-name="Calc" office:value-type="string" calcext:value-type="string">
            <text:p>km²</text:p>
          </table:table-cell>
          <table:table-cell table:style-name="InterimResult" table:formula="of:=([.C141] * 1000000) / [.C142]"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31">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5" calcext:value-type="float">
            <text:p>17712,343716670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0"/>
        <table:named-range table:name="AircraftCarrierMass" table:base-cell-address="$Constants.$F$25" table:cell-range-address="$Constants.$C$47"/>
        <table:named-range table:name="AirDensity" table:base-cell-address="$Constants.$F$70" table:cell-range-address="$Constants.$F$74"/>
        <table:named-range table:name="AlbedoEarth" table:base-cell-address="$Constants.$F$19" table:cell-range-address="$Constants.$F$69"/>
        <table:named-range table:name="AlbedoEnceladus" table:base-cell-address="$Constants.$F$70" table:cell-range-address="$Constants.$F$70"/>
        <table:named-range table:name="AlbedoMoon" table:base-cell-address="$Constants.$C$20" table:cell-range-address="$Constants.$C$69"/>
        <table:named-range table:name="AlbedoVenus" table:base-cell-address="$Constants.$C$70" table:cell-range-address="$Constants.$C$70"/>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7"/>
        <table:named-range table:name="AtmosphericAbsorptionEarth" table:base-cell-address="$Constants.$F$106" table:cell-range-address="$Constants.$C$74"/>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2"/>
        <table:named-range table:name="CubicInch" table:base-cell-address="$Constants.$C$44" table:cell-range-address="$Constants.$F$91"/>
        <table:named-range table:name="CubicMile" table:base-cell-address="$Constants.$C$45" table:cell-range-address="$Constants.$F$92"/>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7"/>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8"/>
        <table:named-range table:name="InternationalInch" table:base-cell-address="$Constants.$C$39" table:cell-range-address="$Constants.$C$88"/>
        <table:named-range table:name="InternationalMile" table:base-cell-address="$Constants.$F$40" table:cell-range-address="$Constants.$F$89"/>
        <table:named-range table:name="InternationalYard" table:base-cell-address="$Constants.$C$40" table:cell-range-address="$Constants.$C$89"/>
        <table:named-range table:name="IronAbundanceCrust" table:base-cell-address="$Constants.$C$27" table:cell-range-address="$Constants.$C$72"/>
        <table:named-range table:name="IronAbundanceEarth" table:base-cell-address="$Constants.$F$27" table:cell-range-address="$Constants.$F$72"/>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3"/>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3"/>
        <table:named-range table:name="ParsecInLY" table:base-cell-address="$Constants.$C$10" table:cell-range-address="$Constants.$C$86"/>
        <table:named-range table:name="PhotonDistributionConstant" table:base-cell-address="$Constants.$C$38" table:cell-range-address="$Constants.$F$12"/>
        <table:named-range table:name="Pound" table:base-cell-address="$Constants.$F$42" table:cell-range-address="$Constants.$F$93"/>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0"/>
        <table:named-range table:name="SemiMajorAxisMoon" table:base-cell-address="$Constants.$C$23" table:cell-range-address="$Constants.$F$77"/>
        <table:named-range table:name="SolarConstant" table:base-cell-address="$Constants.$F$17" table:cell-range-address="$Constants.$F$17"/>
        <table:named-range table:name="SquareFoot" table:base-cell-address="$Constants.$F$43" table:cell-range-address="$Constants.$C$90"/>
        <table:named-range table:name="SquareMile" table:base-cell-address="$Constants.$F$41" table:cell-range-address="$Constants.$C$91"/>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4"/>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4">00.00.0000</text:date>, <text:time style:data-style-name="N2" text:time-value="16:18:31.51208583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711"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